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10000002D1BC1717D.png"/>
  <manifest:file-entry manifest:media-type="image/png" manifest:full-path="Pictures/10000201000004CF000001400A6A5591.png"/>
  <manifest:file-entry manifest:media-type="image/png" manifest:full-path="Pictures/10000201000004C7000001A776364C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9999" draw:opacity="55%" draw:textarea-horizontal-align="justify" draw:textarea-vertical-align="middle" draw:auto-grow-height="false" fo:min-height="0cm" fo:min-width="0cm" draw:shadow-opacity="55%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006666" draw:opacity="35%" draw:textarea-vertical-align="middle" draw:shadow-opacity="35%"/>
    </style:style>
    <style:style style:name="gr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3.859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c1c1c" fo:font-size="12pt" style:font-size-asian="12pt" style:font-size-complex="12pt"/>
    </style:style>
    <style:style style:name="T1" style:family="text">
      <style:text-properties fo:color="#1c1c1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cm" svg:height="4.4cm" svg:x="1cm" svg:y="0.8cm">
          <draw:image xlink:href="Pictures/10000201000004C7000001A776364C68.png" xlink:type="simple" xlink:show="embed" xlink:actuate="onLoad">
            <text:p/>
          </draw:image>
        </draw:frame>
        <draw:custom-shape draw:style-name="gr2" draw:text-style-name="P1" draw:layer="layout" svg:width="3.72cm" svg:height="0.6cm" draw:transform="rotate (-0.292866248485779) translate (8.238cm 1cm)">
          <text:p/>
          <draw:enhanced-geometry svg:viewBox="0 0 21600 21600" draw:text-areas="0 ?f0 ?f5 ?f2" draw:type="right-arrow" draw:modifiers="17083.7946788498 5858.236272878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11.88cm" svg:height="1.189cm" svg:x="12.12cm" svg:y="1.611cm">
          <draw:image xlink:href="Pictures/10000201000001C10000002D1BC1717D.png" xlink:type="simple" xlink:show="embed" xlink:actuate="onLoad">
            <text:p/>
          </draw:image>
        </draw:frame>
        <draw:line draw:style-name="gr4" draw:text-style-name="P1" draw:layer="layout" svg:x1="16.2cm" svg:y1="2.8cm" svg:x2="16.2cm" svg:y2="3.8cm">
          <text:p/>
        </draw:line>
        <draw:rect draw:style-name="gr5" draw:text-style-name="P2" draw:layer="layout" svg:width="9.6cm" svg:height="2.2cm" svg:x="12.2cm" svg:y="4cm">
          <text:p text:style-name="P1"><text:span text:style-name="T1">Grados </text:span></text:p>
          <text:p text:style-name="P1"><text:span text:style-name="T1"/></text:p>
          <text:p text:style-name="P1"><text:span text:style-name="T1">Cuando introducimos lo grados sucesivamente va</text:span></text:p>
          <text:p text:style-name="P1"><text:span text:style-name="T1"><text:s/></text:span><text:span text:style-name="T1">confirmando que estén dados de <text:s/>alta</text:span></text:p>
        </draw:rect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frame draw:style-name="gr3" draw:text-style-name="P1" draw:layer="layout" svg:width="26.306cm" svg:height="7.277cm" svg:x="0.094cm" svg:y="6.918cm">
          <draw:image xlink:href="Pictures/10000201000004CF000001400A6A55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liciano Bethencourt Felipe</meta:initial-creator>
    <meta:creation-date>2021-01-04T22:47:38.59</meta:creation-date>
    <meta:editing-duration>PT11H6M52S</meta:editing-duration>
    <meta:editing-cycles>2</meta:editing-cycles>
    <dc:date>2021-01-05T10:23:42.11</dc:date>
    <dc:creator>Feliciano Bethencourt Felipe</dc:creator>
    <meta:document-statistic meta:object-count="33"/>
    <meta:generator>OpenOffice/4.1.6$Win32 OpenOffice.org_project/416m1$Build-9790</meta:generator>
  </office:meta>
</office:document-meta>
</file>